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3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35cm"/>
    </style:style>
    <style:style style:name="gr8" style:family="graphic" style:parent-style-name="standard">
      <style:graphic-properties draw:stroke="dash" draw:stroke-dash="Line_20_Style_20_9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501cm"/>
    </style:style>
    <style:style style:name="gr10" style:family="graphic" style:parent-style-name="standard">
      <style:graphic-properties draw:stroke="dash" draw:stroke-dash="Line_20_Style_20_9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stroke-dash="Fine_20_Dashed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style="italic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.25cm" svg:height="1.75cm" svg:x="18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078cm" svg:height="0.649cm" svg:x="6.922cm" svg:y="4.601cm">
          <draw:text-box>
            <text:p text:style-name="P2"><text:span text:style-name="T1">st_bmut</text:span></text:p>
          </draw:text-box>
        </draw:frame>
        <draw:connector draw:style-name="gr3" draw:text-style-name="P1" draw:layer="layout" svg:x1="2.5cm" svg:y1="6cm" svg:x2="7.25cm" svg:y2="6cm" draw:start-shape="id1" draw:start-glue-point="1" draw:end-shape="id2" draw:end-glue-point="5" svg:d="M2500 6000h4750" svg:viewBox="0 0 4751 1">
          <text:p/>
        </draw:connector>
        <draw:frame draw:style-name="gr2" draw:text-style-name="P2" draw:layer="layout" svg:width="2.25cm" svg:height="0.649cm" svg:x="1cm" svg:y="4.75cm">
          <draw:text-box>
            <text:p text:style-name="P2"><text:span text:style-name="T1">mInpBMut</text:span></text:p>
          </draw:text-box>
        </draw:frame>
        <draw:custom-shape draw:style-name="gr4" draw:text-style-name="P1" xml:id="id2" draw:id="id2" draw:layer="layout" svg:width="1.51cm" svg:height="1cm" svg:x="7.25cm" svg:y="5.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layout" svg:width="1.699cm" svg:height="0.649cm" svg:x="9.75cm" svg:y="12.25cm">
          <draw:text-box>
            <text:p text:style-name="P2"><text:span text:style-name="T1">st_chg</text:span></text:p>
          </draw:text-box>
        </draw:frame>
        <draw:custom-shape draw:style-name="gr4" draw:text-style-name="P1" xml:id="id4" draw:id="id4" draw:layer="layout" svg:width="1.51cm" svg:height="1cm" svg:x="9.903cm" svg:y="1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5" draw:text-style-name="P1" draw:layer="layout" svg:x1="8.76cm" svg:y1="6cm" svg:x2="9.942cm" svg:y2="6cm" draw:start-shape="id2" draw:start-glue-point="7" draw:end-shape="id3" draw:end-glue-point="5" svg:d="M8760 6000h1182" svg:viewBox="0 0 1183 1">
          <text:p/>
        </draw:connector>
        <draw:frame draw:style-name="gr2" draw:text-style-name="P2" draw:layer="layout" svg:width="2.996cm" svg:height="0.649cm" svg:x="9.254cm" svg:y="4.5cm">
          <draw:text-box>
            <text:p text:style-name="P2"><text:span text:style-name="T1">st_mut_node</text:span></text:p>
          </draw:text-box>
        </draw:frame>
        <draw:custom-shape draw:style-name="gr6" draw:text-style-name="P1" xml:id="id3" draw:id="id3" draw:layer="layout" svg:width="1.51cm" svg:height="1cm" svg:x="9.942cm" svg:y="5.5cm"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76cm" svg:y1="6cm" svg:x2="9.903cm" svg:y2="13.5cm" draw:start-shape="id2" draw:start-glue-point="7" draw:end-shape="id4" draw:end-glue-point="5" svg:d="M8760 6000h572v7500h571" svg:viewBox="0 0 1144 7501">
          <text:p/>
        </draw:connector>
        <draw:frame draw:style-name="gr7" draw:text-style-name="P2" draw:layer="layout" svg:width="2.085cm" svg:height="0.649cm" svg:x="17.665cm" svg:y="12.25cm">
          <draw:text-box>
            <text:p text:style-name="P2"><text:span text:style-name="T1">mOutChg</text:span></text:p>
          </draw:text-box>
        </draw:frame>
        <draw:connector draw:style-name="gr3" draw:text-style-name="P1" draw:layer="layout" svg:x1="11.413cm" svg:y1="13.5cm" svg:x2="18.254cm" svg:y2="13.512cm" draw:start-shape="id4" draw:start-glue-point="7" draw:end-shape="id5" draw:end-glue-point="6" svg:d="M11413 13500h3419v12h3422" svg:viewBox="0 0 6842 13">
          <text:p/>
        </draw:connector>
        <draw:custom-shape draw:style-name="gr1" draw:text-style-name="P1" xml:id="id1" draw:id="id1" draw:layer="measurelines" svg:width="1.25cm" svg:height="1cm" svg:x="1.2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994cm" draw:transform="skewX (-0.0015707963267949) rotate (-1.55980075250733) translate (2.494cm 5.48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2" draw:text-style-name="P2" draw:layer="layout" svg:width="2.076cm" svg:height="0.649cm" svg:x="1cm" svg:y="6.851cm">
          <draw:text-box>
            <text:p text:style-name="P2"><text:span text:style-name="T1">mInpAppr</text:span></text:p>
          </draw:text-box>
        </draw:frame>
        <draw:connector draw:style-name="gr3" draw:text-style-name="P1" draw:layer="layout" svg:x1="2.499cm" svg:y1="8cm" svg:x2="10.697cm" svg:y2="6.5cm" draw:start-shape="id6" draw:start-glue-point="4" draw:end-shape="id3" draw:end-glue-point="6" svg:d="M2499 8000h8198v-1500" svg:viewBox="0 0 8199 1501">
          <text:p/>
        </draw:connector>
        <draw:frame draw:style-name="gr7" draw:text-style-name="P2" draw:layer="layout" svg:width="1.699cm" svg:height="0.649cm" svg:x="6.714cm" svg:y="14.835cm">
          <draw:text-box>
            <text:p text:style-name="P2"><text:span text:style-name="T1">st_appr</text:span></text:p>
          </draw:text-box>
        </draw:frame>
        <draw:custom-shape draw:style-name="gr6" draw:text-style-name="P1" xml:id="id8" draw:id="id8" draw:layer="layout" svg:width="1.51cm" svg:height="1.321cm" svg:x="6.903cm" svg:y="15.59cm">
          <text:p text:style-name="P1">boo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2" draw:layer="layout" svg:width="3.023cm" svg:height="0.649cm" svg:x="1cm" svg:y="14.851cm">
          <draw:text-box>
            <text:p text:style-name="P2"><text:span text:style-name="T1">mInpCompChg</text:span></text:p>
          </draw:text-box>
        </draw:frame>
        <draw:connector draw:style-name="gr3" draw:text-style-name="P1" draw:layer="layout" svg:x1="2.494cm" svg:y1="16.25cm" svg:x2="6.903cm" svg:y2="16.251cm" draw:start-shape="id7" draw:start-glue-point="4" draw:end-shape="id8" draw:end-glue-point="5" svg:d="M2494 16250h2205v1h2204" svg:viewBox="0 0 4410 2">
          <text:p/>
        </draw:connector>
        <draw:frame draw:style-name="gr9" draw:text-style-name="P2" draw:layer="layout" svg:width="2.75cm" svg:height="0.751cm" svg:x="17cm" svg:y="15.25cm">
          <draw:text-box>
            <text:p text:style-name="P2"><text:span text:style-name="T1">mOutChgAppr</text:span></text:p>
          </draw:text-box>
        </draw:frame>
        <draw:connector draw:style-name="gr3" draw:text-style-name="P1" draw:layer="layout" svg:x1="8.413cm" svg:y1="16.251cm" svg:x2="18.254cm" svg:y2="16.512cm" draw:start-shape="id8" draw:start-glue-point="7" draw:end-shape="id9" draw:end-glue-point="6" svg:d="M8413 16251h4919v261h4922" svg:viewBox="0 0 9842 262">
          <text:p/>
        </draw:connector>
        <draw:frame draw:style-name="gr2" draw:text-style-name="P2" draw:layer="measurelines" svg:width="3.75cm" svg:height="0.649cm" svg:x="12.75cm" svg:y="6.5cm">
          <draw:text-box>
            <text:p text:style-name="P2"><text:span text:style-name="T1">st_node_by_uri_loc</text:span></text:p>
          </draw:text-box>
        </draw:frame>
        <draw:custom-shape draw:style-name="gr6" draw:text-style-name="P1" xml:id="id10" draw:id="id10" draw:layer="measurelines" svg:width="1.51cm" svg:height="1cm" svg:x="13.74cm" svg:y="7.25cm">
          <text:p text:style-name="P1">Elem*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measurelines" svg:width="3cm" svg:height="0.649cm" svg:x="12.75cm" svg:y="4.75cm">
          <draw:text-box>
            <text:p text:style-name="P2"><text:span text:style-name="T1">st_node_by_uri</text:span></text:p>
          </draw:text-box>
        </draw:frame>
        <draw:custom-shape draw:style-name="gr6" draw:text-style-name="P1" xml:id="id11" draw:id="id11" draw:layer="measurelines" svg:width="1.51cm" svg:height="1cm" svg:x="13.75cm" svg:y="5.5cm">
          <svg:title>Socket</svg:title>
          <svg:desc>Socket</svg:desc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measurelines" svg:width="2.996cm" svg:height="0.649cm" svg:x="12.004cm" svg:y="10.25cm">
          <draw:text-box>
            <text:p text:style-name="P2"><text:span text:style-name="T1">st_mut_node_2</text:span></text:p>
          </draw:text-box>
        </draw:frame>
        <draw:custom-shape draw:style-name="gr6" draw:text-style-name="P1" draw:layer="measurelines" svg:width="1.51cm" svg:height="1cm" svg:x="12.942cm" svg:y="11cm"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2" draw:layer="measurelines" svg:width="2.5cm" svg:height="0.649cm" svg:x="17.5cm" svg:y="5.009cm">
          <draw:text-box>
            <text:p text:style-name="P2"><text:span text:style-name="T1">node_by_uri</text:span></text:p>
          </draw:text-box>
        </draw:frame>
        <draw:custom-shape draw:style-name="gr10" draw:text-style-name="P1" draw:layer="measurelines" svg:width="1cm" svg:height="1.75cm" svg:x="18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measurelines" svg:width="1cm" svg:height="0.994cm" draw:transform="skewX (-0.0015707963267949) rotate (1.57323978774769) translate (18.252cm 7.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0" draw:text-style-name="P1" xml:id="id12" draw:id="id12" draw:layer="measurelines" svg:width="1cm" svg:height="0.994cm" draw:transform="skewX (-0.0015707963267949) rotate (-1.55980075250733) translate (19.239cm 5.73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measurelines" svg:x1="11.452cm" svg:y1="6cm" svg:x2="13.74cm" svg:y2="7.75cm" draw:start-shape="id3" draw:start-glue-point="7" draw:end-shape="id10" draw:end-glue-point="5" svg:d="M11452 6000h1145v1750h1143" svg:viewBox="0 0 2289 1751">
          <text:p/>
        </draw:connector>
        <draw:connector draw:style-name="gr3" draw:text-style-name="P3" draw:layer="measurelines" svg:x1="11.452cm" svg:y1="6cm" svg:x2="13.75cm" svg:y2="6cm" draw:start-shape="id3" draw:start-glue-point="7" draw:end-shape="id11" svg:d="M11452 6000h2298" svg:viewBox="0 0 2299 1">
          <text:p/>
        </draw:connector>
        <draw:connector draw:style-name="gr3" draw:text-style-name="P3" draw:layer="measurelines" svg:x1="15.26cm" svg:y1="6cm" svg:x2="18.249cm" svg:y2="6.249cm" draw:start-shape="id11" draw:start-glue-point="7" draw:end-shape="id12" draw:end-glue-point="6" svg:d="M15260 6000h1493v249h1496" svg:viewBox="0 0 2990 250">
          <text:p/>
        </draw:connector>
        <draw:connector draw:style-name="gr3" draw:text-style-name="P3" draw:layer="measurelines" svg:x1="18.251cm" svg:y1="7cm" svg:x2="14.495cm" svg:y2="8.25cm" draw:start-shape="id13" draw:start-glue-point="4" draw:end-shape="id10" draw:end-glue-point="6" svg:d="M18251 7000h-1500v1752h-2256v-502" svg:viewBox="0 0 3757 1753">
          <text:p/>
        </draw:connector>
        <draw:custom-shape draw:style-name="gr1" draw:text-style-name="P1" draw:layer="measurelines" svg:width="1.25cm" svg:height="1.75cm" svg:x="1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measurelines" svg:width="2.5cm" svg:height="0.649cm" svg:x="1cm" svg:y="1.25cm">
          <draw:text-box>
            <text:p text:style-name="P2"><text:span text:style-name="T1">node_by_uri</text:span></text:p>
          </draw:text-box>
        </draw:frame>
        <draw:custom-shape draw:style-name="gr10" draw:text-style-name="P1" draw:layer="measurelines" svg:width="1cm" svg:height="1.7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measurelines" svg:width="1cm" svg:height="0.994cm" draw:transform="skewX (-0.0015707963267949) rotate (1.57323978774769) translate (1.502cm 3.7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0" draw:text-style-name="P1" draw:layer="measurelines" svg:width="1cm" svg:height="0.994cm" draw:transform="skewX (-0.0015707963267949) rotate (-1.55980075250733) translate (2.489cm 1.98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measurelines" svg:width="1.25cm" svg:height="1cm" svg:x="1.25cm" svg:y="7.5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measurelines" svg:width="1cm" svg:height="0.994cm" draw:transform="skewX (-0.0015707963267949) rotate (-1.55980075250733) translate (2.494cm 7.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measurelines" svg:width="1.25cm" svg:height="1cm" svg:x="1.245cm" svg:y="15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measurelines" svg:width="1cm" svg:height="0.994cm" draw:transform="skewX (-0.0015707963267949) rotate (-1.55980075250733) translate (2.489cm 15.7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measurelines" svg:width="1.25cm" svg:height="1cm" svg:x="18.25cm" svg:y="13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measurelines" svg:width="1cm" svg:height="0.994cm" draw:transform="skewX (-0.0015707963267949) rotate (-1.55980075250733) translate (19.244cm 1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measurelines" svg:width="1.25cm" svg:height="1cm" svg:x="18.25cm" svg:y="1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measurelines" svg:width="1cm" svg:height="0.994cm" draw:transform="skewX (-0.0015707963267949) rotate (-1.55980075250733) translate (19.244cm 16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custom-shape draw:style-name="gr11" draw:text-style-name="P3" draw:layer="measurelines" svg:width="5.75cm" svg:height="9.75cm" svg:x="3.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measurelines" svg:width="2.25cm" svg:height="0.75cm" svg:x="7cm" svg:y="5cm">
          <text:p text:style-name="P4">MOwn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measurelines" svg:width="6.25cm" svg:height="10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measurelines" svg:width="2.25cm" svg:height="0.75cm" svg:x="12cm" svg:y="5cm">
          <text:p text:style-name="P4">MComp</text:p>
          <draw:enhanced-geometry svg:viewBox="0 0 21600 21600" draw:type="rectangle" draw:enhanced-path="M 0 0 L 21600 0 21600 21600 0 21600 0 0 Z N"/>
        </draw:custom-shape>
        <draw:frame draw:style-name="gr13" draw:text-style-name="P5" draw:layer="measurelines" svg:width="1.459cm" svg:height="0.649cm" svg:x="3.25cm" svg:y="2.601cm">
          <draw:text-box>
            <text:p><text:span text:style-name="T2">owner</text:span></text:p>
          </draw:text-box>
        </draw:frame>
        <draw:frame draw:style-name="gr13" draw:text-style-name="P5" draw:layer="measurelines" svg:width="1.535cm" svg:height="0.649cm" svg:x="12.041cm" svg:y="2.5cm">
          <draw:text-box>
            <text:p><text:span text:style-name="T2">owned</text:span></text:p>
          </draw:text-box>
        </draw:frame>
        <draw:connector draw:style-name="gr14" draw:text-style-name="P3" draw:layer="measurelines" svg:x1="9.25cm" svg:y1="5.375cm" svg:x2="12cm" svg:y2="5.375cm" draw:start-shape="id14" draw:start-glue-point="1" draw:end-shape="id15" draw:end-glue-point="3" svg:d="M9250 5375h2750" svg:viewBox="0 0 2751 1">
          <text:p/>
        </draw:connector>
        <draw:frame draw:style-name="gr13" draw:text-style-name="P5" draw:layer="measurelines" svg:width="1.869cm" svg:height="0.649cm" svg:x="3.964cm" svg:y="25.851cm">
          <draw:text-box>
            <text:p text:style-name="P5"><text:span text:style-name="T2">Interface</text:span></text:p>
          </draw:text-box>
        </draw:frame>
        <draw:frame draw:style-name="gr13" draw:text-style-name="P5" draw:layer="measurelines" svg:width="3.245cm" svg:height="0.649cm" svg:x="4.005cm" svg:y="26.75cm">
          <draw:text-box>
            <text:p text:style-name="P5"><text:span text:style-name="T2">State input/outpuf</text:span></text:p>
          </draw:text-box>
        </draw:frame>
        <draw:custom-shape draw:style-name="gr12" draw:text-style-name="P4" draw:layer="measurelines" svg:width="2.25cm" svg:height="0.75cm" svg:x="1.5cm" svg:y="25.75cm">
          <text:p text:style-name="P4">MOwner</text:p>
          <draw:enhanced-geometry svg:viewBox="0 0 21600 21600" draw:type="rectangle" draw:enhanced-path="M 0 0 L 21600 0 21600 21600 0 21600 0 0 Z N"/>
        </draw:custom-shape>
        <draw:custom-shape draw:style-name="gr12" draw:text-style-name="P6" xml:id="id18" draw:id="id18" draw:layer="measurelines" svg:width="2.25cm" svg:height="0.75cm" svg:x="7cm" svg:y="6.25cm">
          <text:p text:style-name="P6"><text:span text:style-name="T3">ChgApp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.25cm" svg:height="0.75cm" svg:x="1.5cm" svg:y="26.75cm">
          <text:p text:style-name="P6"><text:span text:style-name="T3">MOw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measurelines" svg:width="2.25cm" svg:height="0.75cm" svg:x="12cm" svg:y="5cm">
          <text:p text:style-name="P4">MComp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measurelines" svg:width="2.25cm" svg:height="0.75cm" svg:x="16cm" svg:y="10.5cm">
          <text:p text:style-name="P4">Chg</text:p>
          <draw:enhanced-geometry svg:viewBox="0 0 21600 21600" draw:type="rectangle" draw:enhanced-path="M 0 0 L 21600 0 21600 21600 0 21600 0 0 Z N"/>
        </draw:custom-shape>
        <draw:custom-shape draw:style-name="gr12" draw:text-style-name="P6" xml:id="id17" draw:id="id17" draw:layer="measurelines" svg:width="2.25cm" svg:height="0.75cm" svg:x="3.5cm" svg:y="7.75cm">
          <text:p text:style-name="P6"><text:span text:style-name="T3">CompCh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draw:line-skew="0cm 5.75cm" svg:x1="18.25cm" svg:y1="10.875cm" svg:x2="3.5cm" svg:y2="8.125cm" draw:start-shape="id16" draw:start-glue-point="1" draw:end-shape="id17" draw:end-glue-point="3" svg:d="M18250 10875h501v4375h-15752v-7125h501" svg:viewBox="0 0 15753 7126">
          <text:p/>
        </draw:connector>
        <draw:custom-shape draw:style-name="gr12" draw:text-style-name="P4" xml:id="id19" draw:id="id19" draw:layer="measurelines" svg:width="2.25cm" svg:height="0.75cm" svg:x="12cm" svg:y="6.25cm">
          <text:p text:style-name="P4">Appr</text:p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svg:x1="9.25cm" svg:y1="6.625cm" svg:x2="12cm" svg:y2="6.625cm" draw:start-shape="id18" draw:start-glue-point="1" draw:end-shape="id19" draw:end-glue-point="3" svg:d="M9250 6625h2750" svg:viewBox="0 0 27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i Borisov</meta:initial-creator>
    <meta:creation-date>2018-02-11T15:50:05.716110238</meta:creation-date>
    <dc:date>2018-02-25T18:54:32.858083675</dc:date>
    <dc:creator>Yuri Borisov</dc:creator>
    <meta:editing-duration>P14DT3H41S</meta:editing-duration>
    <meta:editing-cycles>20</meta:editing-cycles>
    <meta:generator>LibreOffice/4.2.8.2$Linux_X86_64 LibreOffice_project/420m0$Build-2</meta:generator>
    <meta:document-statistic meta:object-count="68"/>
  </office:meta>
</office:document-meta>
</file>